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111111" loext:opacity="100%" fo:font-size="16pt" officeooo:rsid="00256a98" officeooo:paragraph-rsid="00256a98" style:font-size-asian="16pt" style:font-size-complex="16pt"/>
    </style:style>
    <style:style style:name="P2" style:family="paragraph" style:parent-style-name="Standard">
      <style:text-properties fo:color="#127622" loext:opacity="100%" fo:font-size="20pt" officeooo:rsid="0004f7db" officeooo:paragraph-rsid="001de08b" style:font-size-asian="20pt" style:font-size-complex="20pt"/>
    </style:style>
    <style:style style:name="P3" style:family="paragraph" style:parent-style-name="Standard">
      <style:text-properties fo:color="#bf0041" loext:opacity="100%" fo:font-size="15pt" fo:font-weight="bold" officeooo:paragraph-rsid="001de08b" style:font-size-asian="13.1000003814697pt" style:font-weight-asian="bold" style:font-size-complex="15pt" style:font-weight-complex="bold"/>
    </style:style>
    <style:style style:name="P4" style:family="paragraph" style:parent-style-name="Standard">
      <style:text-properties fo:color="#355269" loext:opacity="100%" fo:font-size="15pt" fo:font-style="italic" officeooo:paragraph-rsid="001de08b" style:font-size-asian="13.1000003814697pt" style:font-style-asian="italic" style:font-size-complex="15pt" style:font-style-complex="italic"/>
    </style:style>
    <style:style style:name="P5" style:family="paragraph" style:parent-style-name="Standard">
      <style:text-properties fo:color="#bf0041" loext:opacity="100%" fo:font-size="15pt" officeooo:paragraph-rsid="001de08b" style:font-size-asian="13.1000003814697pt" style:font-size-complex="15pt"/>
    </style:style>
    <style:style style:name="P6" style:family="paragraph" style:parent-style-name="Standard">
      <style:text-properties fo:color="#355269" loext:opacity="100%" fo:font-size="16pt" fo:font-style="normal" fo:font-weight="bold" officeooo:rsid="0004f7db" officeooo:paragraph-rsid="001de08b" fo:background-color="transparent" style:font-size-asian="16pt" style:font-style-asian="normal" style:font-weight-asian="bold" style:font-size-complex="16pt" style:font-style-complex="normal" style:font-weight-complex="bold"/>
    </style:style>
    <style:style style:name="P7" style:family="paragraph" style:parent-style-name="Standard">
      <style:text-properties fo:color="#111111" loext:opacity="100%" fo:font-size="16pt" fo:font-style="normal" fo:font-weight="normal" officeooo:rsid="0004f7db" officeooo:paragraph-rsid="001de08b" fo:background-color="transparent" style:font-size-asian="16pt" style:font-style-asian="normal" style:font-weight-asian="normal" style:font-size-complex="16pt" style:font-style-complex="normal" style:font-weight-complex="normal"/>
    </style:style>
    <style:style style:name="P8" style:family="paragraph" style:parent-style-name="Standard">
      <style:text-properties fo:color="#111111" loext:opacity="100%" fo:font-size="16pt" fo:font-style="normal" fo:font-weight="normal" officeooo:rsid="0004f7db" officeooo:paragraph-rsid="001382d6" fo:background-color="transparent" style:font-size-asian="16pt" style:font-style-asian="normal" style:font-weight-asian="normal" style:font-size-complex="16pt" style:font-style-complex="normal" style:font-weight-complex="normal"/>
    </style:style>
    <style:style style:name="P9" style:family="paragraph" style:parent-style-name="Standard">
      <style:text-properties fo:color="#111111" loext:opacity="100%" fo:font-size="16pt" fo:font-style="normal" fo:font-weight="normal" officeooo:rsid="0004f7db" officeooo:paragraph-rsid="00206005" fo:background-color="transparent" style:font-size-asian="16pt" style:font-style-asian="normal" style:font-weight-asian="normal" style:font-size-complex="16pt" style:font-style-complex="normal" style:font-weight-complex="normal"/>
    </style:style>
    <style:style style:name="P10" style:family="paragraph" style:parent-style-name="Standard">
      <style:text-properties fo:color="#127622" loext:opacity="100%" fo:font-size="16pt" fo:font-style="normal" fo:font-weight="bold" officeooo:rsid="0004f7db" officeooo:paragraph-rsid="00206005" fo:background-color="transparent" style:font-size-asian="16pt" style:font-style-asian="normal" style:font-weight-asian="bold" style:font-size-complex="16pt" style:font-style-complex="normal" style:font-weight-complex="bold"/>
    </style:style>
    <style:style style:name="P11" style:family="paragraph" style:parent-style-name="Standard">
      <style:text-properties fo:color="#bf0041" loext:opacity="100%" fo:font-size="16pt" fo:font-style="normal" fo:font-weight="normal" officeooo:rsid="0004f7db" officeooo:paragraph-rsid="00206005" fo:background-color="transparent" style:font-size-asian="16pt" style:font-style-asian="normal" style:font-weight-asian="normal" style:font-size-complex="16pt" style:font-style-complex="normal" style:font-weight-complex="normal"/>
    </style:style>
    <style:style style:name="P12" style:family="paragraph" style:parent-style-name="Standard">
      <style:text-properties fo:color="#2a6099" loext:opacity="100%" fo:font-size="16pt" fo:font-style="normal" fo:font-weight="bold" officeooo:rsid="0004f7db" officeooo:paragraph-rsid="00206005" fo:background-color="transparent" style:font-size-asian="16pt" style:font-style-asian="normal" style:font-weight-asian="bold" style:font-size-complex="16pt" style:font-style-complex="normal" style:font-weight-complex="bold"/>
    </style:style>
    <style:style style:name="P13" style:family="paragraph" style:parent-style-name="Standard">
      <style:text-properties fo:color="#ff8000" loext:opacity="100%" fo:font-size="20pt" fo:font-style="italic" fo:font-weight="bold" officeooo:rsid="00218279" officeooo:paragraph-rsid="00218279" fo:background-color="transparent" style:font-size-asian="20pt" style:font-style-asian="italic" style:font-weight-asian="bold" style:font-size-complex="20pt" style:font-style-complex="italic" style:font-weight-complex="bold"/>
    </style:style>
    <style:style style:name="P14" style:family="paragraph" style:parent-style-name="Standard">
      <style:text-properties fo:color="#2a6099" loext:opacity="100%" fo:font-size="16pt" fo:font-style="normal" fo:font-weight="normal" officeooo:rsid="0004f7db" officeooo:paragraph-rsid="00206005" fo:background-color="transparent" style:font-size-asian="16pt" style:font-style-asian="normal" style:font-weight-asian="normal" style:font-size-complex="16pt" style:font-style-complex="normal" style:font-weight-complex="normal"/>
    </style:style>
    <style:style style:name="P15" style:family="paragraph" style:parent-style-name="Standard">
      <style:text-properties fo:color="#ff4000" loext:opacity="100%" fo:font-size="18pt" fo:font-style="normal" fo:font-weight="bold" officeooo:rsid="0022dd7b" officeooo:paragraph-rsid="0022dd7b" fo:background-color="transparent" style:font-size-asian="18pt" style:font-style-asian="normal" style:font-weight-asian="bold" style:font-size-complex="18pt" style:font-style-complex="normal" style:font-weight-complex="bold"/>
    </style:style>
    <style:style style:name="P16" style:family="paragraph" style:parent-style-name="Standard">
      <style:text-properties fo:color="#000000" loext:opacity="100%" fo:font-size="16pt" fo:font-style="normal" fo:font-weight="normal" officeooo:rsid="0004f7db" officeooo:paragraph-rsid="0023c0a1" fo:background-color="transparent" style:font-size-asian="16pt" style:font-style-asian="normal" style:font-weight-asian="normal" style:font-size-complex="16pt" style:font-style-complex="normal" style:font-weight-complex="normal"/>
    </style:style>
    <style:style style:name="P17" style:family="paragraph" style:parent-style-name="Standard">
      <style:text-properties fo:color="#000000" loext:opacity="100%" fo:font-size="16pt" fo:font-style="normal" fo:font-weight="normal" officeooo:rsid="0004f7db" officeooo:paragraph-rsid="00256a98" fo:background-color="transparent" style:font-size-asian="16pt" style:font-style-asian="normal" style:font-weight-asian="normal" style:font-size-complex="16pt" style:font-style-complex="normal" style:font-weight-complex="normal"/>
    </style:style>
    <style:style style:name="P18" style:family="paragraph" style:parent-style-name="Standard">
      <style:text-properties fo:color="#000000" loext:opacity="100%" fo:font-size="11pt" fo:font-style="normal" fo:font-weight="normal" officeooo:rsid="0004f7db" officeooo:paragraph-rsid="00256a98" fo:background-color="transparent" style:font-size-asian="11pt" style:font-style-asian="normal" style:font-weight-asian="normal" style:font-size-complex="11pt" style:font-style-complex="normal" style:font-weight-complex="normal"/>
    </style:style>
    <style:style style:name="P19" style:family="paragraph" style:parent-style-name="Standard">
      <style:text-properties fo:color="#000000" loext:opacity="100%" fo:font-size="11pt" fo:font-style="italic" fo:font-weight="normal" officeooo:rsid="0004f7db" officeooo:paragraph-rsid="00271fd3" fo:background-color="transparent" style:font-size-asian="11pt" style:font-style-asian="italic" style:font-weight-asian="normal" style:font-size-complex="11pt" style:font-style-complex="italic" style:font-weight-complex="normal"/>
    </style:style>
    <style:style style:name="P20" style:family="paragraph" style:parent-style-name="Standard">
      <style:text-properties fo:color="#000000" loext:opacity="100%" fo:font-size="11pt" fo:font-style="italic" fo:font-weight="normal" officeooo:rsid="00271fd3" officeooo:paragraph-rsid="00271fd3" fo:background-color="transparent" style:font-size-asian="11pt" style:font-style-asian="italic" style:font-weight-asian="normal" style:font-size-complex="11pt" style:font-style-complex="italic" style:font-weight-complex="normal"/>
    </style:style>
    <style:style style:name="P21" style:family="paragraph" style:parent-style-name="Standard">
      <style:text-properties fo:color="#000000" loext:opacity="100%" fo:font-size="11pt" fo:font-style="italic" fo:font-weight="normal" officeooo:rsid="0004f7db" officeooo:paragraph-rsid="00256a98" fo:background-color="transparent"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color="#355269" loext:opacity="100%" fo:font-style="italic" style:font-style-asian="italic" style:font-style-complex="italic"/>
    </style:style>
    <style:style style:name="T3" style:family="text">
      <style:text-properties fo:color="#111111" loext:opacity="100%" fo:font-weight="normal" style:font-weight-asian="normal" style:font-weight-complex="normal"/>
    </style:style>
    <style:style style:name="T4" style:family="text">
      <style:text-properties fo:color="#111111" loext:opacity="100%" fo:font-weight="normal" officeooo:rsid="001ea245" style:font-weight-asian="normal" style:font-weight-complex="normal"/>
    </style:style>
    <style:style style:name="T5" style:family="text">
      <style:text-properties fo:color="#bf0041" loext:opacity="100%"/>
    </style:style>
    <style:style style:name="T6" style:family="text">
      <style:text-properties fo:color="#bf0041" loext:opacity="100%" fo:font-weight="bold"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officeooo:rsid="001ea245" style:font-weight-asian="bold" style:font-weight-complex="bold"/>
    </style:style>
    <style:style style:name="T9" style:family="text">
      <style:text-properties fo:color="#2a6099" loext:opacity="100%" fo:font-weight="bold" style:font-weight-asian="bold" style:font-weight-complex="bold"/>
    </style:style>
    <style:style style:name="T10" style:family="text">
      <style:text-properties officeooo:rsid="001ea245"/>
    </style:style>
    <style:style style:name="T11" style:family="text">
      <style:text-properties fo:background-color="#ffff00" loext:char-shading-value="0"/>
    </style:style>
    <style:style style:name="T12" style:family="text">
      <style:text-properties officeooo:rsid="001de08b" fo:background-color="#ffff00" loext:char-shading-value="0"/>
    </style:style>
    <style:style style:name="T13" style:family="text">
      <style:text-properties fo:color="#2a6099" loext:opacity="100%" fo:font-weight="bold" officeooo:rsid="001de08b" style:font-weight-asian="bold" style:font-weight-complex="bold"/>
    </style:style>
    <style:style style:name="T14" style:family="text">
      <style:text-properties officeooo:rsid="001de08b"/>
    </style:style>
    <style:style style:name="T15" style:family="text">
      <style:text-properties fo:color="#bf0041" loext:opacity="100%" officeooo:rsid="0008f31d"/>
    </style:style>
    <style:style style:name="T16" style:family="text">
      <style:text-properties fo:color="#bf0041" loext:opacity="100%" officeooo:rsid="00115716"/>
    </style:style>
    <style:style style:name="T17" style:family="text">
      <style:text-properties fo:color="#127622" loext:opacity="100%"/>
    </style:style>
    <style:style style:name="T18" style:family="text">
      <style:text-properties fo:color="#127622" loext:opacity="100%" fo:font-weight="bold" style:font-weight-asian="bold" style:font-weight-complex="bold"/>
    </style:style>
    <style:style style:name="T19" style:family="text">
      <style:text-properties fo:color="#127622" loext:opacity="100%" fo:font-weight="bold" officeooo:rsid="00206005" style:font-weight-asian="bold" style:font-weight-complex="bold"/>
    </style:style>
    <style:style style:name="T20" style:family="text">
      <style:text-properties fo:color="#bf0041" loext:opacity="100%" fo:font-size="20pt" fo:font-weight="bold" officeooo:rsid="000ac57b" style:font-size-asian="20pt" style:font-weight-asian="bold" style:font-size-complex="20pt" style:font-weight-complex="bold"/>
    </style:style>
    <style:style style:name="T21" style:family="text">
      <style:text-properties fo:color="#bf0041" loext:opacity="100%" fo:font-size="20pt" fo:font-style="italic" fo:font-weight="bold" officeooo:rsid="000ac57b"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0ac57b" style:font-size-asian="20pt" style:font-style-asian="italic" style:font-weight-asian="bold" style:font-size-complex="20pt" style:font-style-complex="italic" style:font-weight-complex="bold"/>
    </style:style>
    <style:style style:name="T23" style:family="text">
      <style:text-properties fo:color="#ff8000" loext:opacity="100%" fo:font-size="20pt" fo:font-style="italic" fo:font-weight="bold" officeooo:rsid="001913c4" style:font-size-asian="20pt" style:font-style-asian="italic" style:font-weight-asian="bold" style:font-size-complex="20pt" style:font-style-complex="italic" style:font-weight-complex="bold"/>
    </style:style>
    <style:style style:name="T24" style:family="text">
      <style:text-properties fo:color="#2a6099" loext:opacity="100%" fo:font-weight="bold" officeooo:rsid="00206005" fo:background-color="#ffff00" loext:char-shading-value="0" style:font-weight-asian="bold" style:font-weight-complex="bold"/>
    </style:style>
    <style:style style:name="T25" style:family="text">
      <style:text-properties officeooo:rsid="00218279"/>
    </style:style>
    <style:style style:name="T26" style:family="text">
      <style:text-properties officeooo:rsid="002c7c3d"/>
    </style:style>
    <style:style style:name="T27" style:family="text">
      <style:text-properties fo:font-size="16pt" officeooo:rsid="001913c4" style:font-size-asian="16pt" style:font-size-complex="16pt"/>
    </style:style>
    <style:style style:name="T28" style:family="text">
      <style:text-properties fo:color="#ff0000" loext:opacity="100%" fo:font-size="16pt" officeooo:rsid="001913c4" style:font-size-asian="16pt" style:font-size-complex="16pt"/>
    </style:style>
    <style:style style:name="T29" style:family="text">
      <style:text-properties fo:color="#2a6099" loext:opacity="100%" fo:font-size="16pt" officeooo:rsid="001913c4" style:font-size-asian="16pt" style:font-size-complex="16pt"/>
    </style:style>
    <style:style style:name="T30" style:family="text">
      <style:text-properties fo:color="#2a6099" loext:opacity="100%" fo:font-size="16pt" style:font-size-asian="16pt" style:font-size-complex="16pt"/>
    </style:style>
    <style:style style:name="T31" style:family="text">
      <style:text-properties fo:color="#2a6099" loext:opacity="100%" fo:font-size="16pt" officeooo:rsid="001913c4" fo:background-color="#ffff00" loext:char-shading-value="0" style:font-size-asian="16pt" style:font-size-complex="16pt"/>
    </style:style>
    <style:style style:name="T32" style:family="text">
      <style:text-properties officeooo:rsid="0023c0a1"/>
    </style:style>
    <style:style style:name="T33" style:family="text">
      <style:text-properties fo:color="#2a6099" loext:opacity="100%" fo:font-weight="bold" officeooo:rsid="00256a98" style:font-weight-asian="bold" style:font-weight-complex="bold"/>
    </style:style>
    <style:style style:name="T34" style:family="text">
      <style:text-properties officeooo:rsid="00256a98"/>
    </style:style>
    <style:style style:name="T35" style:family="text">
      <style:text-properties fo:color="#c9211e" loext:opacity="100%" fo:font-style="italic" fo:font-weight="bold" style:font-style-asian="italic" style:font-weight-asian="bold" style:font-style-complex="italic" style:font-weight-complex="bold"/>
    </style:style>
    <style:style style:name="T36" style:family="text">
      <style:text-properties fo:color="#3faf46" loext:opacity="100%" fo:font-style="italic" fo:font-weight="bold" style:font-style-asian="italic" style:font-weight-asian="bold" style:font-style-complex="italic" style:font-weight-complex="bold"/>
    </style:style>
    <style:style style:name="T37" style:family="text">
      <style:text-properties officeooo:rsid="00271f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 text:c="17"/>ESAME DI FINE MODULO</text:p>
      <text:p text:style-name="P3">CREAZIONE DI UN DOCUMENTO STRATEGICO-ANALITICO</text:p>
      <text:p text:style-name="P4">Crea una strategia che ti permetta di far crescere il tuo Personal Branding, quindi la tua visibilità sul web per farti conoscere e poter vendere i tuoi servizi digitali</text:p>
      <text:p text:style-name="P5"><text:line-break/><text:span text:style-name="T1">AUDIENCE PERSONA</text:span><text:line-break/><text:span text:style-name="T2">Create delle Audience Persona attivando una ricerca che parte da queste domande:<text:line-break/>-Chi è e come individuo il mio cliente ideale?<text:line-break/>-Come si informa e decide di acquistare?<text:line-break/>-Quali sono i dubbi e i timori che potrebbero bloccare l'acquisto?<text:line-break/>-Chi sono e che cosa fanno i miei competitor?</text:span></text:p>
      <text:p text:style-name="P5"><text:span text:style-name="T2"/></text:p>
      <text:p text:style-name="P6">1 Chi è e come individuo il mio cliente ideale?<text:line-break/><text:span text:style-name="T3">Il cliente ideale per un consulente di marketing potrebbe essere un piccolo imprenditore, una startup, o una piccola impresa che ha bisogno di un supporto strategico per crescere online, ma non ha le competenze interne per farlo. Il cliente cerca consulenza per migliorare la sua visibilità sul web, ottimizzare la sua presenza sui social media, e sviluppare strategie di marketing digitale personalizzate. Si tratta di aziende </text:span><text:span text:style-name="T4">o imprenditori</text:span><text:span text:style-name="T3"> che vogliono crescere in modo sostenibile, ma non sanno da dove cominciare.</text:span></text:p>
      <text:p text:style-name="P7"><text:line-break/> -Età: 30-50 anni<text:line-break/> -Genere: Indifferente<text:line-break/> -Settore: Piccole imprese, startup, e-commerce, professionisti freelance.<text:line-break/><text:line-break/>Metodo per individuarlo:<text:line-break/> -Social media: LinkedIn, Facebook, Instagram, e TikTok sono piattaforme dove molti imprenditori cercano supporto per il marketing.</text:p>
      <text:p text:style-name="P6"><text:span text:style-name="T3"><text:line-break/> -Siti di networking e professionali: LinkedIn, Meetup, eventi e conferenze locali o virtuali dove posso entrare in contatto con potenziali clienti. </text:span><text:span text:style-name="T4">(webinar)</text:span></text:p>
      <text:p text:style-name="P6"><text:span text:style-name="T3"><text:line-break/> -Blog e articoli: Pubblicare articoli e case stud</text:span><text:span text:style-name="T4">y </text:span><text:span text:style-name="T3">nel mio settore, dove mostro la mia esperienza e i risultati ottenuti con altri clienti.<text:line-break/><text:line-break/></text:span>2 Come si informa e decide di acquistare?<text:span text:style-name="T3"><text:line-break/></text:span><text:soft-page-break/><text:span text:style-name="T3"><text:line-break/></text:span><text:span text:style-name="T5">Canali di informazione:</text:span><text:span text:style-name="T3"><text:line-break/> -Ricerca su Google: “Consulente marketing per piccole imprese”, “Come aumentare visibilità online”, “Strategia marketing digitale”.</text:span></text:p>
      <text:p text:style-name="P7"><text:line-break/> -Social media: I clienti seguono esperti di marketing su LinkedIn e YouTube per apprendere da contenuti educativi e testimonianze.</text:p>
      <text:p text:style-name="P7"><text:line-break/> -Testimonianze e recensioni: Le recensioni di altri clienti e casi di successo sono fondamentali per rassicurare il cliente sulla qualità dei servizi offerti.</text:p>
      <text:p text:style-name="P6"><text:span text:style-name="T3"/></text:p>
      <text:p text:style-name="P7"><text:span text:style-name="T6">Processo decisionale:</text:span><text:span text:style-name="T1"><text:line-break/>-</text:span><text:span text:style-name="T7">Ricerca comparativa:</text:span><text:span text:style-name="T1"> I clienti confrontano consulenti in base ai risultati ottenuti, alle recensioni, e ai costi.<text:line-break/></text:span><text:span text:style-name="T7">-Proposte personalizzate:</text:span><text:span text:style-name="T1"> Offrire una proposta personalizzata che mostri come posso risolvere specificamente le loro necessità di marketing. </text:span><text:span text:style-name="T8">(in basso è contenuta la mia strategia per un cliente tipo)</text:span><text:line-break/></text:p>
      <text:p text:style-name="P7"><text:line-break/><text:span text:style-name="T9">3 Quali sono i dubbi e i timori che potrebbero bloccare l’acquisto?</text:span><text:line-break/>-Costo: L’incertezza sull’investimento nel marketing, specialmente per chi non ha mai lavorato con un consulente.</text:p>
      <text:p text:style-name="P7"><text:line-break/>-Risultati: La paura che i risultati non siano all’altezza delle aspettative e che l’investimento non porti <text:span text:style-name="T10">al risultato voluto.</text:span></text:p>
      <text:p text:style-name="P7"><text:line-break/>-Tempo: Preoccupazione riguardo ai tempi necessari per vedere i risultati concreti delle azioni di marketing.</text:p>
      <text:p text:style-name="P7"><text:line-break/>-Controllo: Paura di non riuscire a gestire le campagne una volta lanciate o di non essere in grado di seguire il piano strategico.<text:line-break/><text:line-break/><text:span text:style-name="T9">4 Chi sono e cosa fanno i miei competitor?</text:span><text:line-break/><text:line-break/><text:span text:style-name="T11">Concorrenti nel settore della consulenza marketing </text:span><text:span text:style-name="T12">ovviamente.</text:span><text:line-break/>-Consulenti freelance e agenzie: Che offrono pacchetti su misura per le piccole e medie imprese.</text:p>
      <text:p text:style-name="P7"/>
      <text:p text:style-name="P7"><text:soft-page-break/>-Piattaforme online: Concorrenti come Upwork, Freelancer, dove i clienti cercano consulenti a basso costo.</text:p>
      <text:p text:style-name="P7"><text:line-break/>-Altri liberi professionisti.</text:p>
      <text:p text:style-name="P7"><text:span text:style-name="T9"><text:line-break/></text:span><text:span text:style-name="T13">5 </text:span><text:span text:style-name="T9">Cosa fanno i miei competitor?</text:span><text:line-break/>-Alcuni si concentrano su offerte di marketing low cost, mentre altri offrono soluzioni personalizzate per clienti premium.</text:p>
      <text:p text:style-name="P7"><text:line-break/>-Alcuni competitor potrebbero specializzarsi in nicchie specifiche come social media marketing, SEO....<text:span text:style-name="T14">ecc</text:span></text:p>
      <text:p text:style-name="P8"/>
      <text:p text:style-name="P8"/>
      <text:p text:style-name="P9"><text:span text:style-name="T15">ESEMPIO </text:span><text:span text:style-name="T16">DEL MIO CASO</text:span><text:span text:style-name="T15">:</text:span><text:line-break/><text:span text:style-name="T17"><text:line-break/></text:span><text:span text:style-name="T18">Nome: Marco, 38 anni<text:line-break/><text:line-break/>Professione: Proprietario di un’azienda di e-commerce (vendita online di prodotti artigianali)<text:line-break/><text:line-break/>Posizione geografica: Italia, Milano<text:line-break/><text:line-break/>Interessi e valori: Innovazione, crescita, qualità, risparmio, fiducia<text:line-break/><text:line-break/>-Marco ha bisogno di aumentare la visibilità online del suo e-commerce e migliorare la sua strategia di marketing per attrarre più clienti e aumentare le vendite. Non ha il tempo per gestire autonomamente le campagne di marketing e non sa come definire una strategia efficace.<text:line-break/><text:line-break/>Come si informa e decide di acquistare:<text:line-break/>-Ricerca su Google: “Marketing per e-commerce”, “Aumentare le vendite online”, “Come fare marketing digitale per il mio negozio”.</text:span></text:p>
      <text:p text:style-name="P10"><text:line-break/>-Social media: Guarda post di altri imprenditori su LinkedIn e Instagram che parlano delle proprie esperienze di marketing digitale.</text:p>
      <text:p text:style-name="P9"><text:span text:style-name="T18"><text:line-break/>-Networking: Chiede consigli a colleghi e conoscenti che </text:span><text:span text:style-name="T19">ne sono gia a conoscenza.</text:span><text:span text:style-name="T18"><text:line-break/></text:span><text:soft-page-break/><text:span text:style-name="T18">-Riferimenti: Si fida di recensioni e testimonianze di altri imprenditori che hanno lavorato con consulenti di marketing.</text:span><text:line-break/><text:line-break/><text:span text:style-name="T18">Dubbi e timori:<text:line-break/>-Costo: Non è sicuro che il costo per una consulenza di marketing sia giustificato e se porterà i risultati sperati.</text:span></text:p>
      <text:p text:style-name="P10"><text:line-break/>-Efficacia delle strategie: Teme che le azioni proposte non siano sufficientemente mirate e che non portino a un aumento delle vendite.</text:p>
      <text:p text:style-name="P9"><text:span text:style-name="T18"><text:line-break/>-Controllo: Ha paura di non essere in grado di seguire o gestire le campagne di marketing una volta avviate.</text:span><text:line-break/><text:span text:style-name="T18"><text:line-break/>Obiettivo:</text:span><text:line-break/><text:span text:style-name="T18">-Aumentare la visibilità del suo e-commerce e migliorare le vendite attraverso una strategia di marketing, che attragga nuovi clienti e fidelizzi quelli esistenti. </text:span><text:span text:style-name="T19">(Famoso costumer lifetime value and advocacy)</text:span></text:p>
      <text:p text:style-name="P9"><text:line-break/><text:span text:style-name="T20">DOPO AVER MESSO IN CONSIDERAZIONE TUTTO QUESTO, ATTUO </text:span><text:span text:style-name="T21">LA MIA STRATEGIA.</text:span></text:p>
      <text:p text:style-name="P11"><text:span text:style-name="T22"/></text:p>
      <text:p text:style-name="P9"><text:span text:style-name="T23">STRATEGIA PER IL MIO CLIENTE MARCO:</text:span><text:line-break/><text:span text:style-name="T9">- Consulenza personalizzata: Offro una consulenza strategica per analizzare il suo business, definire obiettivi chiari, e sviluppare un piano di marketing su misura. Spiego come una strategia di marketing digitale ben strutturata possa aumentare il traffico al sito e le conversioni. </text:span><text:span text:style-name="T24">(Lead generation strategy)</text:span></text:p>
      <text:p text:style-name="P12"><text:line-break/>-Testimonianze e case study: Utilizzo testimonianze di altri clienti nel settore e casi di e-commerce per rassicurare Marco sull’efficacia delle strategie proposte. Gli faccio vedere esempi concreti di come altre aziende hanno ottenuto risultati positivi grazie al marketing digitale.</text:p>
      <text:p text:style-name="P12"><text:line-break/>-Pacchetto completo: Propongo un pacchetto che include la gestione delle campagne pubblicitarie sui social media (Facebook, Instagram, Google Ads) e l’ottimizzazione SEO del sito. Includo anche una formazione pratica su come monitorare e analizzare i risultati.<text:line-break/><text:soft-page-break/>-Branding e comunicazione: Propongo una strategia di branding che rispecchi l’artigianalità dei suoi prodotti, creando contenuti che raccontano la storia del suo brand in modo autentico e coinvolgente. Aumenterò la visibilità sui canali social utilizzando post, video e storie che mettano in evidenza la qualità dei suoi prodotti e l’attenzione al cliente.</text:p>
      <text:p text:style-name="P12"><text:line-break/>-Mockup iniziale della consulenza di marketing: Durante la consulenza gratuita, mostro a Marco una simulazione visiva delle campagne marketing che propongo, come potrebbero apparire gli annunci sponsorizzati su Instagram e Facebook, e come le email promozionali potrebbero essere strutturate per attrarre nuovi clienti. <text:span text:style-name="T25">(Un’anteprima </text:span><text:span text:style-name="T26">in pratica</text:span><text:span text:style-name="T25">)</text:span></text:p>
      <text:p text:style-name="P12"/>
      <text:p text:style-name="P9"/>
      <text:p text:style-name="P13">Mentre una strategia per far crescere il mio personal branding come richiesto nell’esercizio, potrebbe essere:</text:p>
      <text:p text:style-name="P13"><text:span text:style-name="T27"><text:line-break/></text:span><text:span text:style-name="T28">1 Creo un’identità:</text:span><text:span text:style-name="T29"><text:line-break/>-Racconto la mia storia: Spiego perché ho scelto di diventare consulente di marketing, come sono arrivato a questa carriera e cosa mi rende unic</text:span><text:span text:style-name="T30">a</text:span><text:span text:style-name="T29">. </text:span><text:span text:style-name="T30">M</text:span><text:span text:style-name="T29">ostro come ho aiutato altri clienti a crescere grazie al marketing digitale, valorizzando la mia esperienza pratica e la passione per il settore.</text:span></text:p>
      <text:p text:style-name="P13"><text:span text:style-name="T29"><text:line-break/></text:span><text:span text:style-name="T28">2 Mostro il mio valore con:</text:span><text:span text:style-name="T29"><text:line-break/>-Casi studio: Non mi limito a presentare servizi, ma racconto casi concreti di aziende che ho aiutato. Mostro i risultati ottenuti grazie alle strategie di marketing, con esempi di prima/dopo.</text:span></text:p>
      <text:p text:style-name="P13"><text:span text:style-name="T29"><text:line-break/>-Testimonianze di clienti soddisfatti: Condivido recensioni autentiche di clienti che possono parlare dei benefici diretti delle mie consulenze. </text:span><text:span text:style-name="T30">(Anche video)</text:span></text:p>
      <text:p text:style-name="P13"><text:span text:style-name="T29"><text:line-break/></text:span><text:span text:style-name="T28">3 Condivido la mia esperienza attraverso contenuti</text:span><text:span text:style-name="T29"><text:line-break/>-Partecipo a webinar o eventi online: Organizzo e partecipo a eventi online dove condivido la mia esperienza e il mio approccio al marketing. <text:line-break/>-Condivido contenuti di valore: Pubblico articoli, post sui social e video su piattaforme come LinkedIn. <text:line-break/></text:span><text:soft-page-break/><text:span text:style-name="T29"><text:tab/><text:line-break/>-Collabor</text:span><text:span text:style-name="T30">o</text:span><text:span text:style-name="T29"> con freelance o agenzi</text:span><text:span text:style-name="T30">e.</text:span><text:span text:style-name="T29"><text:line-break/><text:line-break/></text:span><text:span text:style-name="T31">Obiettivo della strategia: Non solo vendere consulenze, ma creare relazioni autentiche con i miei clienti, diventando un punto di riferimento nel mio settore. Voglio che le aziende vedano in me un alleato fidato per la crescita del loro business, non solo un fornitore di servizi.</text:span></text:p>
      <text:p text:style-name="P14"/>
      <text:p text:style-name="P14"/>
      <text:p text:style-name="P14"/>
      <text:p text:style-name="P14"/>
      <text:p text:style-name="P15">Seconda parte dell’esercizio</text:p>
      <text:p text:style-name="P15"/>
      <text:p text:style-name="P16"><text:span text:style-name="T9">1 Con chi vogliamo interagire?</text:span><text:line-break/>Il mio target sono piccole e medie imprese, startup, freelance, e-commerce e professionisti che vogliono migliorare la loro strategia di marketing online. La persona ideale è un imprenditore o responsabile marketing alla ricerca di consulenze per ottimizzare le performance aziendali, aumentare la visibilità online e migliorare le conversioni attraverso soluzioni di marketing personalizzate.<text:line-break/><text:line-break/><text:span text:style-name="T9">2 Chi è la persona che vogliamo comprendere?</text:span><text:line-break/>-Nome: Marco</text:p>
      <text:p text:style-name="P16">-<text:span text:style-name="T32">Età: 38 anni</text:span><text:line-break/>-Professione: Imprenditore (gestisce una piccola azienda che vende prodotti artigianali online)<text:line-break/>-Settore: E-commerce <text:line-break/>-Obiettivi: Aumentare le vendite online, migliorare la visibilità del marchio, ottimizzare le campagne pubblicitarie.<text:line-break/>-Comportamenti: Cerca attivamente soluzioni per migliorare la visibilità e le performance aziendali, è propenso a investire in marketing, ma è anche cauto nel prendere decisioni di <text:span text:style-name="T32">quello che eventualmente potrebbe essere l’investiento</text:span>.<text:line-break/></text:p>
      <text:p text:style-name="P16"><text:line-break/><text:span text:style-name="T9">3 Qual è la situazione in cui si trova?</text:span><text:line-break/>Marco ha una buona offerta di prodotti, ma la sua strategia di marketing è inefficace. Le sue campagne pubblicitarie non portano il ritorno che si <text:soft-page-break/>aspettava, il suo sito web non è ottimizzato per le conversioni e non raggiunge il pubblico target. Ha bisogno di un consulente che ottimizzi le sue strategie marketing per migliorare le performance aziendali. Non ha esperienza diretta con il marketing digitale, ma è consapevole che un piano ben strutturato potrebbe fare la differenza.<text:line-break/></text:p>
      <text:p text:style-name="P16"><text:line-break/><text:span text:style-name="T9">4 Qual è il suo ruolo in quella situazione?</text:span><text:line-break/>Marco è il proprietario dell’azienda e quindi è l’unico a prendere decisioni chiave. È il “decisore finale” per quanto riguarda l’investimento in marketing, ma consulta anche il suo team e cerca il parere di esperti esterni, come consulenti di marketing.<text:line-break/></text:p>
      <text:p text:style-name="P16"><text:line-break/><text:span text:style-name="T9">5 Quali keyword utilizza per descrivere se stesso?</text:span><text:line-break/>-“Strategia marketing per aumentare le vendite”<text:line-break/>-“Migliorare la visibilità online”<text:line-break/>-“Campagne pubblicitarie efficaci”<text:line-break/></text:p>
      <text:p text:style-name="P16"><text:line-break/><text:span text:style-name="T9">6 Di cosa ha bisogno?</text:span><text:line-break/>Marco ha bisogno di:<text:line-break/>-Una strategia di marketing mirata per migliorare la visibilità del suo brand e aumentare le vendite online.<text:line-break/>-Ottimizzazione delle campagne pubblicitarie.<text:line-break/>-Un piano per migliorare <text:span text:style-name="T32">il coinvolgimento </text:span>del pubblico e fidelizzare i clienti.</text:p>
      <text:p text:style-name="P16"/>
      <text:p text:style-name="P16"><text:line-break/><text:span text:style-name="T9">7 Cosa deve ottenere?</text:span><text:line-break/>Desidera una strategia di marketing che gli permetta di aumentare le vendite, migliorare l’interazione con il pubblico e rafforzare la sua posizione sul mercato. Vuole ottenere risultati, come un aumento del traffico, un miglior ritorno sugli investimenti e un maggiore coinvolgimento dei clienti.<text:line-break/></text:p>
      <text:p text:style-name="P16"><text:line-break/><text:line-break/></text:p>
      <text:p text:style-name="P16"><text:soft-page-break/><text:span text:style-name="T9">8 Che lavoro vuole o deve fare?</text:span></text:p>
      <text:p text:style-name="P16">Marco deve trovare un consulente di marketing che sappia comprendere le esigenze specifiche del suo business <text:span text:style-name="T32">(citate poco fa)</text:span></text:p>
      <text:p text:style-name="P16"><text:line-break/><text:span text:style-name="T9">9 Quali decisioni deve prendere?</text:span><text:line-break/>-Scegliere tra diverse strategie di marketing digitale (SEO, SEM, Social Media Marketing, e-mail marketing).</text:p>
      <text:p text:style-name="P16"><text:line-break/>-Decidere quale canale pubblicitario utilizzare (Google Ads, Facebook Ads, Instagram, ecc.).</text:p>
      <text:p text:style-name="P16"><text:line-break/>-Stabilire il budget per il marketing.</text:p>
      <text:p text:style-name="P16"><text:line-break/><text:line-break/><text:span text:style-name="T9">10 Come sapremo se ha avuto successo?</text:span><text:line-break/>-Incremento nelle vendite online.</text:p>
      <text:p text:style-name="P16"><text:line-break/>-Maggiore traffico sui canali digitali.</text:p>
      <text:p text:style-name="P16"><text:line-break/>-Aumento delle conversioni (click su annunci, iscrizioni, acquisti).</text:p>
      <text:p text:style-name="P16"><text:line-break/>-Feedback positivi da parte dei clienti sulla comunicazione e sull’esperienza con il brand.</text:p>
      <text:p text:style-name="P16"/>
      <text:p text:style-name="P17"><text:line-break/><text:span text:style-name="T9">11 Cosa vede? Cosa vede sul mercato?</text:span><text:line-break/>Marco vede che la concorrenza sta ottenendo buoni risultati grazie a una strategia di marketing digitale ben strutturata. I competitor sono visibili online e utilizzano diverse tecniche di marketing per attirare e convertire i clienti. Nota che molti dei suoi concorrenti utilizzano una forte presenza sui social media e stanno ottenendo buoni risultati con le loro campagne pubblicitarie.<text:line-break/></text:p>
      <text:p text:style-name="P17"><text:line-break/><text:span text:style-name="T33">12 </text:span><text:span text:style-name="T9">Cosa vede nel suo ambiente immediato?</text:span><text:line-break/>Marco vede che le sue campagne pubblicitarie non stanno portando il ritorno sperato. Si rende conto che il suo approccio al marketing è inefficace.</text:p>
      <text:p text:style-name="P17"><text:soft-page-break/><text:line-break/><text:span text:style-name="T9">Cosa vedono gli altri dire e fare?</text:span><text:line-break/>I suoi colleghi e partner gli consigliano di investire in una strategia di marketing mirata. I suoi competitor hanno una forte presenza online e gli altri imprenditori gli dicono che è fondamentale ottimizzare la propria visibilità su Google e sui social media.<text:line-break/><text:line-break/><text:span text:style-name="T9">13 Cosa dice?</text:span><text:line-break/>-“Le nostre campagne non stanno dando risultati.”<text:line-break/>-“Ho bisogno di una strategia di marketing che porti risultati concreti.”<text:line-break/>-“Voglio un marketing che non solo attragga visitatori, ma che converta in vendite.”<text:line-break/><text:line-break/><text:line-break/><text:span text:style-name="T9">1</text:span><text:span text:style-name="T33">4 </text:span><text:span text:style-name="T9">Cosa pensa?</text:span><text:line-break/>“Devo fare qualcosa adesso per migliorare le performance del mio business online, ma sono preoccupato per il budget e il rischio di non ottenere risultati.”<text:line-break/><text:line-break/><text:span text:style-name="T9">1</text:span><text:span text:style-name="T33">5 </text:span><text:span text:style-name="T9">Cosa prova?</text:span><text:line-break/>Marco prova frustrazione per non ottenere i risultati sperati dalle sue attuali attività di marketing e ansia per il rischio di fare un investimento sbagliato. <text:span text:style-name="T34">Viene </text:span>motivato dal desiderio di vedere una crescita <text:span text:style-name="T34">efficace</text:span>.<text:line-break/></text:p>
      <text:p text:style-name="P17"><text:line-break/><text:span text:style-name="T35">Svantaggi</text:span><text:line-break/><text:span text:style-name="T11">-Paura di investire in una consulenza marketing che non porti risultati concreti.<text:line-break/>-Frustrazione per la difficoltà di scegliere la giusta strategia.<text:line-break/>-Ansia per il rischio di non riuscire a distinguersi dalla concorrenza.<text:line-break/></text:span><text:line-break/><text:span text:style-name="T36">Vantaggi</text:span><text:line-break/><text:span text:style-name="T11">-Una consulenza marketing che ottimizza il ritorno sugli investimenti.<text:line-break/>-Aumento delle vendite e della visibilità online.<text:line-break/>-Miglioramento della reputazione del brand e maggiore competitività sul mercato.</text:span></text:p>
      <text:p text:style-name="P17"><text:span text:style-name="T11"/></text:p>
      <text:p text:style-name="P18"/>
      <text:p text:style-name="P18"/>
      <text:p text:style-name="P19"><text:soft-page-break/><text:span text:style-name="T37">Ps: </text:span>Ho scelto Marco come esempio di cliente ideale perché rappresenta perfettamente il target di riferimento per i miei servizi. Analizzando il suo profilo, le sue esigenze e le sue interazioni, ho potuto identificare le caratteristiche chiave che cerco anche in altri clienti. Marco è quindi un <text:span text:style-name="T11">‘cliente tipo’</text:span>, ovvero un modello ideale che mi aiuta a definire meglio la mia strategia per attirare persone con esigenze e comportamenti simili.</text:p>
      <text:p text:style-name="P20">Grazie per l’attenzione prof.</text:p>
      <text:p text:style-name="P21"><text:s text:c="3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0T17:08:44.530000000</meta:creation-date>
    <dc:date>2025-01-12T17:03:03.898000000</dc:date>
    <meta:editing-duration>PT1H44M30S</meta:editing-duration>
    <meta:editing-cycles>9</meta:editing-cycles>
    <meta:generator>LibreOffice/24.8.4.2$Windows_X86_64 LibreOffice_project/bb3cfa12c7b1bf994ecc5649a80400d06cd71002</meta:generator>
    <meta:document-statistic meta:table-count="0" meta:image-count="0" meta:object-count="0" meta:page-count="10" meta:paragraph-count="59" meta:word-count="2085" meta:character-count="14210" meta:non-whitespace-character-count="12041"/>
  </office:meta>
</office:document-meta>
</file>